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55cm" fo:min-width="8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6.45cm" fo:min-width="6.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cm" svg:height="8.8cm" svg:x="20cm" svg:y="10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903cm" svg:height="0.962cm" svg:x="20.3cm" svg:y="11.1cm">
          <draw:text-box>
            <text:p>0001Elena00000IT000</text:p>
          </draw:text-box>
        </draw:frame>
        <draw:path draw:style-name="gr3" draw:text-style-name="P3" draw:layer="layout" svg:width="0.872cm" svg:height="-0.001cm" draw:transform="rotate (1.5707963267949) translate (20.4175555555556cm 11.557cm)" svg:viewBox="0 0 873 0" svg:d="M0 0c275-1 549 0 823 0h50">
          <text:p/>
        </draw:path>
        <draw:path draw:style-name="gr3" draw:text-style-name="P3" draw:layer="layout" svg:width="0.872cm" svg:height="-0.001cm" draw:transform="rotate (1.5707963267949) translate (21.9175555555556cm 11.558cm)" svg:viewBox="0 0 873 0" svg:d="M0 0c275-1 549 0 823 0h50">
          <text:p/>
        </draw:path>
        <draw:path draw:style-name="gr3" draw:text-style-name="P3" draw:layer="layout" svg:width="0.872cm" svg:height="-0.001cm" draw:transform="rotate (1.5707963267949) translate (25.3175555555556cm 11.559cm)" svg:viewBox="0 0 873 0" svg:d="M0 0c275-1 549 0 823 0h50">
          <text:p/>
        </draw:path>
        <draw:path draw:style-name="gr3" draw:text-style-name="P3" draw:layer="layout" svg:width="0.872cm" svg:height="-0.001cm" draw:transform="rotate (1.5707963267949) translate (27.1175555555556cm 11.56cm)" svg:viewBox="0 0 873 0" svg:d="M0 0c275-1 549 0 823 0h50">
          <text:p/>
        </draw:path>
        <draw:frame draw:style-name="gr2" draw:text-style-name="P2" draw:layer="layout" svg:width="0.853cm" svg:height="0.962cm" svg:x="20.2cm" svg:y="9.9cm">
          <draw:text-box>
            <text:p>4</text:p>
          </draw:text-box>
        </draw:frame>
        <draw:frame draw:style-name="gr2" draw:text-style-name="P2" draw:layer="layout" svg:width="1.205cm" svg:height="0.962cm" svg:x="22.5cm" svg:y="9.9cm">
          <draw:text-box>
            <text:p>25</text:p>
          </draw:text-box>
        </draw:frame>
        <draw:frame draw:style-name="gr2" draw:text-style-name="P2" draw:layer="layout" svg:width="1.205cm" svg:height="0.962cm" svg:x="25.5cm" svg:y="9.8cm">
          <draw:text-box>
            <text:p>10</text:p>
          </draw:text-box>
        </draw:frame>
        <draw:frame draw:style-name="gr2" draw:text-style-name="P2" draw:layer="layout" svg:width="7.051cm" svg:height="0.962cm" svg:x="20.5cm" svg:y="8.7cm">
          <draw:text-box>
            <text:p>Cantidad de caracteres</text:p>
          </draw:text-box>
        </draw:frame>
        <draw:frame draw:style-name="gr2" draw:text-style-name="P2" draw:layer="layout" svg:width="6.937cm" svg:height="0.962cm" svg:x="20.3cm" svg:y="12cm">
          <draw:text-box>
            <text:p>0002Pedro00000Finan</text:p>
          </draw:text-box>
        </draw:frame>
        <draw:frame draw:style-name="gr4" draw:text-style-name="P2" xml:id="id2" draw:id="id2" draw:layer="layout" svg:width="0.853cm" svg:height="1.673cm" svg:x="19.047cm" svg:y="11.3cm">
          <draw:text-box>
            <text:p>1</text:p>
            <text:p>2</text:p>
          </draw:text-box>
        </draw:frame>
        <draw:frame draw:style-name="gr5" draw:text-style-name="P2" draw:layer="layout" svg:width="2.475cm" svg:height="0.962cm" svg:x="17.6cm" svg:y="10.5cm">
          <draw:text-box>
            <text:p>N Filas</text:p>
          </draw:text-box>
        </draw:frame>
        <draw:custom-shape draw:style-name="gr6" draw:text-style-name="P1" draw:layer="layout" svg:width="6.7cm" svg:height="6.7cm" svg:x="2.2cm" svg:y="10.9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3.182cm" svg:height="0.962cm" svg:x="2.318cm" svg:y="11.238cm">
          <draw:text-box>
            <text:p>1,0001,IT</text:p>
          </draw:text-box>
        </draw:frame>
        <draw:frame draw:style-name="gr2" draw:text-style-name="P2" draw:layer="layout" svg:width="6.628cm" svg:height="0.962cm" svg:x="1.9cm" svg:y="9.638cm">
          <draw:text-box>
            <text:p>Delimitado por comas</text:p>
          </draw:text-box>
        </draw:frame>
        <draw:frame draw:style-name="gr2" draw:text-style-name="P2" draw:layer="layout" svg:width="4.198cm" svg:height="0.962cm" svg:x="2.3cm" svg:y="12.3cm">
          <draw:text-box>
            <text:p>2,0002,Finan</text:p>
          </draw:text-box>
        </draw:frame>
        <draw:connector draw:style-name="gr7" draw:text-style-name="P3" draw:layer="layout" draw:line-skew="0cm -2.1cm 2.126cm" svg:x1="2.318cm" svg:y1="11.719cm" svg:x2="19.047cm" svg:y2="12.136cm" draw:start-shape="id1" draw:start-glue-point="3" draw:end-shape="id2" draw:end-glue-point="3" svg:d="M2318 11719h-500v-1119h12582v1536h4647" svg:viewBox="0 0 17230 1537">
          <text:p/>
        </draw:connector>
        <draw:frame draw:style-name="gr8" draw:text-style-name="P2" draw:layer="layout" svg:width="5.1cm" svg:height="3.095cm" svg:x="9.3cm" svg:y="10.727cm">
          <draw:text-box>
            <text:p>Apunta a la N fila que pertenece el rejistro</text:p>
          </draw:text-box>
        </draw:frame>
        <draw:frame draw:style-name="gr2" draw:text-style-name="P2" draw:layer="layout" svg:width="5.641cm" svg:height="0.962cm" svg:x="2.5cm" svg:y="16cm">
          <draw:text-box>
            <text:p>Archivo de indices</text:p>
          </draw:text-box>
        </draw:frame>
        <draw:frame draw:style-name="gr2" draw:text-style-name="P2" draw:layer="layout" svg:width="5.222cm" svg:height="0.962cm" svg:x="21.6cm" svg:y="16.638cm">
          <draw:text-box>
            <text:p>Archivo de dato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H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22:09:58.085000000</meta:creation-date>
    <dc:date>2018-02-15T23:50:13.098000000</dc:date>
    <meta:editing-duration>PT1H19M43S</meta:editing-duration>
    <meta:editing-cycles>1</meta:editing-cycles>
    <meta:document-statistic meta:object-count="21"/>
    <meta:generator>LibreOffice/5.4.4.2$Windows_X86_64 LibreOffice_project/2524958677847fb3bb44820e40380acbe820f960</meta:generator>
  </office:meta>
</office:document-meta>
</file>